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Geld(€)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Kosten</text:p>
          </table:table-cell>
          <table:table-cell table:number-columns-repeated="4"/>
          <table:table-cell office:value-type="string" calcext:value-type="string">
            <text:p>Geld(€)</text:p>
          </table:table-cell>
          <table:table-cell/>
          <table:table-cell office:value-type="string" calcext:value-type="string">
            <text:p>Kost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number-columns-repeated="3" office:value-type="string" calcext:value-type="string">
            <text:p>Mittelwert:</text:p>
          </table:table-cell>
          <table:table-cell table:number-columns-repeated="4"/>
          <table:table-cell office:value-type="string" calcext:value-type="string">
            <text:p>Mittelwert:</text:p>
          </table:table-cell>
          <table:table-cell/>
          <table:table-cell office:value-type="string" calcext:value-type="string">
            <text:p>Mittelwert:</text:p>
          </table:table-cell>
          <table:table-cell table:number-columns-repeated="3"/>
        </table:table-row>
        <table:table-row table:style-name="ro1">
          <table:table-cell/>
          <table:table-cell table:formula="of:=AVERAGE([.B4:.B12])" office:value-type="float" office:value="2.81111111111111" calcext:value-type="float">
            <text:p>2,81111111111111</text:p>
          </table:table-cell>
          <table:table-cell/>
          <table:table-cell table:formula="of:=AVERAGE([.D4:.D12])" office:value-type="float" office:value="0.0611111111111111" calcext:value-type="float">
            <text:p>0,061111111111111</text:p>
          </table:table-cell>
          <table:table-cell table:number-columns-repeated="4"/>
          <table:table-cell table:formula="of:=AVERAGE([.I4:.I10])" office:value-type="float" office:value="3.57142857142857" calcext:value-type="float">
            <text:p>3,57142857142857</text:p>
          </table:table-cell>
          <table:table-cell/>
          <table:table-cell table:formula="of:=AVERAGE([.K4:.K10])" office:value-type="float" office:value="0.0914285714285714" calcext:value-type="float">
            <text:p>0,09142857142857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Verschiebungssatz:</text:p>
          </table:table-cell>
          <table:table-cell table:number-columns-repeated="6"/>
          <table:table-cell office:value-type="string" calcext:value-type="string">
            <text:p>Verschiebungssatz: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SUMSQ([.B4]-[.B$16])" office:value-type="float" office:value="51.6801234567901" calcext:value-type="float">
            <text:p>51,6801234567901</text:p>
          </table:table-cell>
          <table:table-cell/>
          <table:table-cell table:formula="of:=SUMSQ([.D4]-[.D$16])" office:value-type="float" office:value="0.0000790123456790124" calcext:value-type="float">
            <text:p>7,90123456790124E-05</text:p>
          </table:table-cell>
          <table:table-cell table:number-columns-repeated="4"/>
          <table:table-cell table:formula="of:=SUMSQ([.I4]-[.I$16])" office:value-type="float" office:value="41.3265306122449" calcext:value-type="float">
            <text:p>41,3265306122449</text:p>
          </table:table-cell>
          <table:table-cell/>
          <table:table-cell table:formula="of:=SUMSQ([.K4]-[.K$16])" office:value-type="float" office:value="0.000459183673469387" calcext:value-type="float">
            <text:p>0,000459183673469</text:p>
          </table:table-cell>
          <table:table-cell table:number-columns-repeated="3"/>
        </table:table-row>
        <table:table-row table:style-name="ro1">
          <table:table-cell/>
          <table:table-cell table:formula="of:=SUMSQ([.B5]-[.B$16])" office:value-type="float" office:value="51.6801234567901" calcext:value-type="float">
            <text:p>51,6801234567901</text:p>
          </table:table-cell>
          <table:table-cell/>
          <table:table-cell table:formula="of:=SUMSQ([.D5]-[.D$16])" office:value-type="float" office:value="0.0000790123456790124" calcext:value-type="float">
            <text:p>7,90123456790124E-05</text:p>
          </table:table-cell>
          <table:table-cell table:number-columns-repeated="4"/>
          <table:table-cell table:formula="of:=SUMSQ([.I5]-[.I$16])" office:value-type="float" office:value="41.3265306122449" calcext:value-type="float">
            <text:p>41,3265306122449</text:p>
          </table:table-cell>
          <table:table-cell/>
          <table:table-cell table:formula="of:=SUMSQ([.K5]-[.K$16])" office:value-type="float" office:value="0.000459183673469387" calcext:value-type="float">
            <text:p>0,000459183673469</text:p>
          </table:table-cell>
          <table:table-cell table:number-columns-repeated="3"/>
        </table:table-row>
        <table:table-row table:style-name="ro1">
          <table:table-cell/>
          <table:table-cell table:formula="of:=SUMSQ([.B6]-[.B$16])" office:value-type="float" office:value="0.657901234567901" calcext:value-type="float">
            <text:p>0,657901234567901</text:p>
          </table:table-cell>
          <table:table-cell/>
          <table:table-cell table:formula="of:=SUMSQ([.D6]-[.D$16])" office:value-type="float" office:value="0.00151234567901235" calcext:value-type="float">
            <text:p>0,001512345679012</text:p>
          </table:table-cell>
          <table:table-cell table:number-columns-repeated="4"/>
          <table:table-cell table:formula="of:=SUMSQ([.I6]-[.I$16])" office:value-type="float" office:value="6.61224489795919" calcext:value-type="float">
            <text:p>6,61224489795919</text:p>
          </table:table-cell>
          <table:table-cell/>
          <table:table-cell table:formula="of:=SUMSQ([.K6]-[.K$16])" office:value-type="float" office:value="0.0000734693877551024" calcext:value-type="float">
            <text:p>7,34693877551024E-05</text:p>
          </table:table-cell>
          <table:table-cell table:number-columns-repeated="3"/>
        </table:table-row>
        <table:table-row table:style-name="ro1">
          <table:table-cell/>
          <table:table-cell table:formula="of:=SUMSQ([.B7]-[.B$16])" office:value-type="float" office:value="3.28012345679012" calcext:value-type="float">
            <text:p>3,28012345679012</text:p>
          </table:table-cell>
          <table:table-cell/>
          <table:table-cell table:formula="of:=SUMSQ([.D7]-[.D$16])" office:value-type="float" office:value="0.00151234567901235" calcext:value-type="float">
            <text:p>0,001512345679012</text:p>
          </table:table-cell>
          <table:table-cell table:number-columns-repeated="4"/>
          <table:table-cell table:formula="of:=SUMSQ([.I7]-[.I$16])" office:value-type="float" office:value="6.61224489795919" calcext:value-type="float">
            <text:p>6,61224489795919</text:p>
          </table:table-cell>
          <table:table-cell/>
          <table:table-cell table:formula="of:=SUMSQ([.K7]-[.K$16])" office:value-type="float" office:value="0.0000734693877551024" calcext:value-type="float">
            <text:p>7,34693877551024E-05</text:p>
          </table:table-cell>
          <table:table-cell table:number-columns-repeated="3"/>
        </table:table-row>
        <table:table-row table:style-name="ro1">
          <table:table-cell/>
          <table:table-cell table:formula="of:=SUMSQ([.B8]-[.B$16])" office:value-type="float" office:value="3.28012345679012" calcext:value-type="float">
            <text:p>3,28012345679012</text:p>
          </table:table-cell>
          <table:table-cell/>
          <table:table-cell table:formula="of:=SUMSQ([.D8]-[.D$16])" office:value-type="float" office:value="0.00151234567901235" calcext:value-type="float">
            <text:p>0,001512345679012</text:p>
          </table:table-cell>
          <table:table-cell table:number-columns-repeated="4"/>
          <table:table-cell table:formula="of:=SUMSQ([.I8]-[.I$16])" office:value-type="float" office:value="6.61224489795919" calcext:value-type="float">
            <text:p>6,61224489795919</text:p>
          </table:table-cell>
          <table:table-cell/>
          <table:table-cell table:formula="of:=SUMSQ([.K8]-[.K$16])" office:value-type="float" office:value="0.0000734693877551024" calcext:value-type="float">
            <text:p>7,34693877551024E-05</text:p>
          </table:table-cell>
          <table:table-cell table:number-columns-repeated="3"/>
        </table:table-row>
        <table:table-row table:style-name="ro1">
          <table:table-cell/>
          <table:table-cell table:formula="of:=SUMSQ([.B9]-[.B$16])" office:value-type="float" office:value="5.34123456790123" calcext:value-type="float">
            <text:p>5,34123456790123</text:p>
          </table:table-cell>
          <table:table-cell/>
          <table:table-cell table:formula="of:=SUMSQ([.D9]-[.D$16])" office:value-type="float" office:value="0.000967901234567902" calcext:value-type="float">
            <text:p>0,000967901234568</text:p>
          </table:table-cell>
          <table:table-cell table:number-columns-repeated="4"/>
          <table:table-cell table:formula="of:=SUMSQ([.I9]-[.I$16])" office:value-type="float" office:value="6.61224489795919" calcext:value-type="float">
            <text:p>6,61224489795919</text:p>
          </table:table-cell>
          <table:table-cell/>
          <table:table-cell table:formula="of:=SUMSQ([.K9]-[.K$16])" office:value-type="float" office:value="0.0000734693877551024" calcext:value-type="float">
            <text:p>7,34693877551024E-05</text:p>
          </table:table-cell>
          <table:table-cell table:number-columns-repeated="3"/>
        </table:table-row>
        <table:table-row table:style-name="ro1">
          <table:table-cell/>
          <table:table-cell table:formula="of:=SUMSQ([.B10]-[.B$16])" office:value-type="float" office:value="5.34123456790123" calcext:value-type="float">
            <text:p>5,34123456790123</text:p>
          </table:table-cell>
          <table:table-cell/>
          <table:table-cell table:formula="of:=SUMSQ([.D10]-[.D$16])" office:value-type="float" office:value="0.000967901234567902" calcext:value-type="float">
            <text:p>0,000967901234568</text:p>
          </table:table-cell>
          <table:table-cell table:number-columns-repeated="4"/>
          <table:table-cell table:formula="of:=SUMSQ([.I10]-[.I$16])" office:value-type="float" office:value="6.61224489795919" calcext:value-type="float">
            <text:p>6,61224489795919</text:p>
          </table:table-cell>
          <table:table-cell/>
          <table:table-cell table:formula="of:=SUMSQ([.K10]-[.K$16])" office:value-type="float" office:value="0.0000734693877551024" calcext:value-type="float">
            <text:p>7,34693877551024E-05</text:p>
          </table:table-cell>
          <table:table-cell table:number-columns-repeated="3"/>
        </table:table-row>
        <table:table-row table:style-name="ro1">
          <table:table-cell/>
          <table:table-cell table:formula="of:=SUMSQ([.B11]-[.B$16])" office:value-type="float" office:value="6.8179012345679" calcext:value-type="float">
            <text:p>6,8179012345679</text:p>
          </table:table-cell>
          <table:table-cell/>
          <table:table-cell table:formula="of:=SUMSQ([.D11]-[.D$16])" office:value-type="float" office:value="0.000967901234567902" calcext:value-type="float">
            <text:p>0,000967901234568</text:p>
          </table:table-cell>
          <table:table-cell table:number-columns-repeated="4"/>
          <table:table-cell table:formula="of:=SUMSQ([.I11]-[.I$16])" office:value-type="float" office:value="12.7551020408163" calcext:value-type="float">
            <text:p>12,7551020408163</text:p>
          </table:table-cell>
          <table:table-cell/>
          <table:table-cell table:formula="of:=SUMSQ([.K11]-[.K$16])" office:value-type="float" office:value="0.00835918367346939" calcext:value-type="float">
            <text:p>0,008359183673469</text:p>
          </table:table-cell>
          <table:table-cell table:number-columns-repeated="3"/>
        </table:table-row>
        <table:table-row table:style-name="ro1">
          <table:table-cell/>
          <table:table-cell table:formula="of:=SUMSQ([.B12]-[.B$16])" office:value-type="float" office:value="7.35012345679012" calcext:value-type="float">
            <text:p>7,35012345679012</text:p>
          </table:table-cell>
          <table:table-cell/>
          <table:table-cell table:formula="of:=SUMSQ([.D12]-[.D$16])" office:value-type="float" office:value="0.00169012345679012" calcext:value-type="float">
            <text:p>0,00169012345679</text:p>
          </table:table-cell>
          <table:table-cell table:number-columns-repeated="4"/>
          <table:table-cell table:formula="of:=SUMSQ([.I12]-[.I$16])" office:value-type="float" office:value="12.7551020408163" calcext:value-type="float">
            <text:p>12,7551020408163</text:p>
          </table:table-cell>
          <table:table-cell/>
          <table:table-cell table:formula="of:=SUMSQ([.K12]-[.K$16])" office:value-type="float" office:value="0.00835918367346939" calcext:value-type="float">
            <text:p>0,008359183673469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arianz:</text:p>
          </table:table-cell>
          <table:table-cell table:formula="of:=AVERAGE([.B20:.B28])" office:value-type="float" office:value="15.0476543209877" calcext:value-type="float">
            <text:p>15,0476543209877</text:p>
          </table:table-cell>
          <table:table-cell/>
          <table:table-cell table:formula="of:=AVERAGE([.D20:.D28])" office:value-type="float" office:value="0.0010320987654321" calcext:value-type="float">
            <text:p>0,001032098765432</text:p>
          </table:table-cell>
          <table:table-cell table:number-columns-repeated="3"/>
          <table:table-cell office:value-type="string" calcext:value-type="string">
            <text:p>Varianz:</text:p>
          </table:table-cell>
          <table:table-cell table:formula="of:=AVERAGE([.I20:.I28])" office:value-type="float" office:value="15.6916099773243" calcext:value-type="float">
            <text:p>15,6916099773243</text:p>
          </table:table-cell>
          <table:table-cell/>
          <table:table-cell table:formula="of:=AVERAGE([.K20:.K28])" office:value-type="float" office:value="0.00200045351473923" calcext:value-type="float">
            <text:p>0,002000453514739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Kovarianz:</text:p>
          </table:table-cell>
          <table:table-cell table:number-columns-repeated="6"/>
          <table:table-cell office:value-type="string" calcext:value-type="string">
            <text:p>Kovarianz: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.B4]-[.B$16]" office:value-type="float" office:value="7.18888888888889" calcext:value-type="float">
            <text:p>7,18888888888889</text:p>
          </table:table-cell>
          <table:table-cell/>
          <table:table-cell table:formula="of:=[.D4]-[.D$16]" office:value-type="float" office:value="0.00888888888888889" calcext:value-type="float">
            <text:p>0,008888888888889</text:p>
          </table:table-cell>
          <table:table-cell/>
          <table:table-cell table:formula="of:=[.B35]*[.D35]" office:value-type="float" office:value="0.0639012345679013" calcext:value-type="float">
            <text:p>0,063901234567901</text:p>
          </table:table-cell>
          <table:table-cell table:number-columns-repeated="2"/>
          <table:table-cell table:formula="of:=[.I4]-[.I$16]" office:value-type="float" office:value="6.42857142857143" calcext:value-type="float">
            <text:p>6,42857142857143</text:p>
          </table:table-cell>
          <table:table-cell/>
          <table:table-cell table:formula="of:=[.K4]-[.K$16]" office:value-type="float" office:value="-0.0214285714285714" calcext:value-type="float">
            <text:p>-0,021428571428571</text:p>
          </table:table-cell>
          <table:table-cell/>
          <table:table-cell table:formula="of:=[.I35]*[.K35]" office:value-type="float" office:value="-0.137755102040816" calcext:value-type="float">
            <text:p>-0,137755102040816</text:p>
          </table:table-cell>
          <table:table-cell/>
        </table:table-row>
        <table:table-row table:style-name="ro1">
          <table:table-cell/>
          <table:table-cell table:formula="of:=[.B5]-[.B$16]" office:value-type="float" office:value="7.18888888888889" calcext:value-type="float">
            <text:p>7,18888888888889</text:p>
          </table:table-cell>
          <table:table-cell/>
          <table:table-cell table:formula="of:=[.D5]-[.D$16]" office:value-type="float" office:value="0.00888888888888889" calcext:value-type="float">
            <text:p>0,008888888888889</text:p>
          </table:table-cell>
          <table:table-cell/>
          <table:table-cell table:formula="of:=[.B36]*[.D36]" office:value-type="float" office:value="0.0639012345679013" calcext:value-type="float">
            <text:p>0,063901234567901</text:p>
          </table:table-cell>
          <table:table-cell table:number-columns-repeated="2"/>
          <table:table-cell table:formula="of:=[.I5]-[.I$16]" office:value-type="float" office:value="6.42857142857143" calcext:value-type="float">
            <text:p>6,42857142857143</text:p>
          </table:table-cell>
          <table:table-cell/>
          <table:table-cell table:formula="of:=[.K5]-[.K$16]" office:value-type="float" office:value="-0.0214285714285714" calcext:value-type="float">
            <text:p>-0,021428571428571</text:p>
          </table:table-cell>
          <table:table-cell/>
          <table:table-cell table:formula="of:=[.I36]*[.K36]" office:value-type="float" office:value="-0.137755102040816" calcext:value-type="float">
            <text:p>-0,137755102040816</text:p>
          </table:table-cell>
          <table:table-cell/>
        </table:table-row>
        <table:table-row table:style-name="ro1">
          <table:table-cell/>
          <table:table-cell table:formula="of:=[.B6]-[.B$16]" office:value-type="float" office:value="-0.811111111111111" calcext:value-type="float">
            <text:p>-0,811111111111111</text:p>
          </table:table-cell>
          <table:table-cell/>
          <table:table-cell table:formula="of:=[.D6]-[.D$16]" office:value-type="float" office:value="0.0388888888888889" calcext:value-type="float">
            <text:p>0,038888888888889</text:p>
          </table:table-cell>
          <table:table-cell/>
          <table:table-cell table:formula="of:=[.B37]*[.D37]" office:value-type="float" office:value="-0.0315432098765432" calcext:value-type="float">
            <text:p>-0,031543209876543</text:p>
          </table:table-cell>
          <table:table-cell table:number-columns-repeated="2"/>
          <table:table-cell table:formula="of:=[.I6]-[.I$16]" office:value-type="float" office:value="-2.57142857142857" calcext:value-type="float">
            <text:p>-2,57142857142857</text:p>
          </table:table-cell>
          <table:table-cell/>
          <table:table-cell table:formula="of:=[.K6]-[.K$16]" office:value-type="float" office:value="0.00857142857142859" calcext:value-type="float">
            <text:p>0,008571428571429</text:p>
          </table:table-cell>
          <table:table-cell/>
          <table:table-cell table:formula="of:=[.I37]*[.K37]" office:value-type="float" office:value="-0.0220408163265307" calcext:value-type="float">
            <text:p>-0,022040816326531</text:p>
          </table:table-cell>
          <table:table-cell/>
        </table:table-row>
        <table:table-row table:style-name="ro1">
          <table:table-cell/>
          <table:table-cell table:formula="of:=[.B7]-[.B$16]" office:value-type="float" office:value="-1.81111111111111" calcext:value-type="float">
            <text:p>-1,81111111111111</text:p>
          </table:table-cell>
          <table:table-cell/>
          <table:table-cell table:formula="of:=[.D7]-[.D$16]" office:value-type="float" office:value="0.0388888888888889" calcext:value-type="float">
            <text:p>0,038888888888889</text:p>
          </table:table-cell>
          <table:table-cell/>
          <table:table-cell table:formula="of:=[.B38]*[.D38]" office:value-type="float" office:value="-0.0704320987654321" calcext:value-type="float">
            <text:p>-0,070432098765432</text:p>
          </table:table-cell>
          <table:table-cell table:number-columns-repeated="2"/>
          <table:table-cell table:formula="of:=[.I7]-[.I$16]" office:value-type="float" office:value="-2.57142857142857" calcext:value-type="float">
            <text:p>-2,57142857142857</text:p>
          </table:table-cell>
          <table:table-cell/>
          <table:table-cell table:formula="of:=[.K7]-[.K$16]" office:value-type="float" office:value="0.00857142857142859" calcext:value-type="float">
            <text:p>0,008571428571429</text:p>
          </table:table-cell>
          <table:table-cell/>
          <table:table-cell table:formula="of:=[.I38]*[.K38]" office:value-type="float" office:value="-0.0220408163265307" calcext:value-type="float">
            <text:p>-0,022040816326531</text:p>
          </table:table-cell>
          <table:table-cell/>
        </table:table-row>
        <table:table-row table:style-name="ro1">
          <table:table-cell/>
          <table:table-cell table:formula="of:=[.B8]-[.B$16]" office:value-type="float" office:value="-1.81111111111111" calcext:value-type="float">
            <text:p>-1,81111111111111</text:p>
          </table:table-cell>
          <table:table-cell/>
          <table:table-cell table:formula="of:=[.D8]-[.D$16]" office:value-type="float" office:value="0.0388888888888889" calcext:value-type="float">
            <text:p>0,038888888888889</text:p>
          </table:table-cell>
          <table:table-cell/>
          <table:table-cell table:formula="of:=[.B39]*[.D39]" office:value-type="float" office:value="-0.0704320987654321" calcext:value-type="float">
            <text:p>-0,070432098765432</text:p>
          </table:table-cell>
          <table:table-cell table:number-columns-repeated="2"/>
          <table:table-cell table:formula="of:=[.I8]-[.I$16]" office:value-type="float" office:value="-2.57142857142857" calcext:value-type="float">
            <text:p>-2,57142857142857</text:p>
          </table:table-cell>
          <table:table-cell/>
          <table:table-cell table:formula="of:=[.K8]-[.K$16]" office:value-type="float" office:value="0.00857142857142859" calcext:value-type="float">
            <text:p>0,008571428571429</text:p>
          </table:table-cell>
          <table:table-cell/>
          <table:table-cell table:formula="of:=[.I39]*[.K39]" office:value-type="float" office:value="-0.0220408163265307" calcext:value-type="float">
            <text:p>-0,022040816326531</text:p>
          </table:table-cell>
          <table:table-cell/>
        </table:table-row>
        <table:table-row table:style-name="ro1">
          <table:table-cell/>
          <table:table-cell table:formula="of:=[.B10]-[.B$16]" office:value-type="float" office:value="-2.31111111111111" calcext:value-type="float">
            <text:p>-2,31111111111111</text:p>
          </table:table-cell>
          <table:table-cell/>
          <table:table-cell table:formula="of:=[.D10]-[.D$16]" office:value-type="float" office:value="-0.0311111111111111" calcext:value-type="float">
            <text:p>-0,031111111111111</text:p>
          </table:table-cell>
          <table:table-cell/>
          <table:table-cell table:formula="of:=[.B40]*[.D40]" office:value-type="float" office:value="0.0719012345679012" calcext:value-type="float">
            <text:p>0,071901234567901</text:p>
          </table:table-cell>
          <table:table-cell table:number-columns-repeated="2"/>
          <table:table-cell table:formula="of:=[.I9]-[.I$16]" office:value-type="float" office:value="-2.57142857142857" calcext:value-type="float">
            <text:p>-2,57142857142857</text:p>
          </table:table-cell>
          <table:table-cell/>
          <table:table-cell table:formula="of:=[.K9]-[.K$16]" office:value-type="float" office:value="0.00857142857142859" calcext:value-type="float">
            <text:p>0,008571428571429</text:p>
          </table:table-cell>
          <table:table-cell/>
          <table:table-cell table:formula="of:=[.I40]*[.K40]" office:value-type="float" office:value="-0.0220408163265307" calcext:value-type="float">
            <text:p>-0,022040816326531</text:p>
          </table:table-cell>
          <table:table-cell/>
        </table:table-row>
        <table:table-row table:style-name="ro1">
          <table:table-cell/>
          <table:table-cell table:formula="of:=[.B11]-[.B$16]" office:value-type="float" office:value="-2.61111111111111" calcext:value-type="float">
            <text:p>-2,61111111111111</text:p>
          </table:table-cell>
          <table:table-cell/>
          <table:table-cell table:formula="of:=[.D11]-[.D$16]" office:value-type="float" office:value="-0.0311111111111111" calcext:value-type="float">
            <text:p>-0,031111111111111</text:p>
          </table:table-cell>
          <table:table-cell/>
          <table:table-cell table:formula="of:=[.B41]*[.D41]" office:value-type="float" office:value="0.0812345679012346" calcext:value-type="float">
            <text:p>0,081234567901235</text:p>
          </table:table-cell>
          <table:table-cell table:number-columns-repeated="2"/>
          <table:table-cell table:formula="of:=[.I10]-[.I$16]" office:value-type="float" office:value="-2.57142857142857" calcext:value-type="float">
            <text:p>-2,57142857142857</text:p>
          </table:table-cell>
          <table:table-cell/>
          <table:table-cell table:formula="of:=[.K10]-[.K$16]" office:value-type="float" office:value="0.00857142857142859" calcext:value-type="float">
            <text:p>0,008571428571429</text:p>
          </table:table-cell>
          <table:table-cell/>
          <table:table-cell table:formula="of:=[.I41]*[.K41]" office:value-type="float" office:value="-0.0220408163265307" calcext:value-type="float">
            <text:p>-0,022040816326531</text:p>
          </table:table-cell>
          <table:table-cell/>
        </table:table-row>
        <table:table-row table:style-name="ro1">
          <table:table-cell/>
          <table:table-cell table:formula="of:=[.B11]-[.B$16]" office:value-type="float" office:value="-2.61111111111111" calcext:value-type="float">
            <text:p>-2,61111111111111</text:p>
          </table:table-cell>
          <table:table-cell/>
          <table:table-cell table:formula="of:=[.D11]-[.D$16]" office:value-type="float" office:value="-0.0311111111111111" calcext:value-type="float">
            <text:p>-0,031111111111111</text:p>
          </table:table-cell>
          <table:table-cell/>
          <table:table-cell table:formula="of:=[.B42]*[.D42]" office:value-type="float" office:value="0.0812345679012346" calcext:value-type="float">
            <text:p>0,081234567901235</text:p>
          </table:table-cell>
          <table:table-cell table:number-columns-repeated="8"/>
        </table:table-row>
        <table:table-row table:style-name="ro1">
          <table:table-cell/>
          <table:table-cell table:formula="of:=[.B12]-[.B$16]" office:value-type="float" office:value="-2.71111111111111" calcext:value-type="float">
            <text:p>-2,71111111111111</text:p>
          </table:table-cell>
          <table:table-cell/>
          <table:table-cell table:formula="of:=[.D12]-[.D$16]" office:value-type="float" office:value="-0.0411111111111111" calcext:value-type="float">
            <text:p>-0,041111111111111</text:p>
          </table:table-cell>
          <table:table-cell/>
          <table:table-cell table:formula="of:=[.B43]*[.D43]" office:value-type="float" office:value="0.111456790123457" calcext:value-type="float">
            <text:p>0,11145679012345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Korrelation:</text:p>
          </table:table-cell>
          <table:table-cell table:number-columns-repeated="3"/>
          <table:table-cell table:formula="of:=AVERAGE([.F35:.F43])" office:value-type="float" office:value="0.0334691358024691" calcext:value-type="float">
            <text:p>0,033469135802469</text:p>
          </table:table-cell>
          <table:table-cell office:value-type="string" calcext:value-type="string">
            <text:p>-&gt;positiv</text:p>
          </table:table-cell>
          <table:table-cell/>
          <table:table-cell office:value-type="string" calcext:value-type="string">
            <text:p>Korrelation:</text:p>
          </table:table-cell>
          <table:table-cell table:number-columns-repeated="3"/>
          <table:table-cell table:formula="of:=AVERAGE([.M35:.M42])" office:value-type="float" office:value="-0.0551020408163265" calcext:value-type="float">
            <text:p>-0,055102040816327</text:p>
          </table:table-cell>
          <table:table-cell office:value-type="string" calcext:value-type="string">
            <text:p>-&gt;positi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12T15:47:37.530174577</meta:creation-date>
    <dc:date>2020-11-16T07:36:08.708422249</dc:date>
    <meta:editing-duration>P2DT14H17M13S</meta:editing-duration>
    <meta:editing-cycles>1</meta:editing-cycles>
    <meta:document-statistic meta:table-count="1" meta:cell-count="152" meta:object-count="0"/>
    <meta:generator>LibreOffice/7.0.2.2$Linux_X86_64 LibreOffice_project/3a01483fc371ab18cfca4bab0d636937da5eaf70</meta:generator>
  </office:meta>
</office:document-meta>
</file>